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Table_20_Contents">
      <style:text-properties officeooo:rsid="000efb5d" officeooo:paragraph-rsid="000efb5d"/>
    </style:style>
    <style:style style:name="P18" style:family="paragraph" style:parent-style-name="Table_20_Contents">
      <style:text-properties style:font-name="Times New Roman" fo:font-size="12pt" officeooo:rsid="00129342" officeooo:paragraph-rsid="000f3e3f" style:font-size-asian="12pt" style:font-size-complex="12pt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Table_20_Contents" style:list-style-name="L3">
      <style:text-properties officeooo:paragraph-rsid="00102ea9"/>
    </style:style>
    <style:style style:name="P21" style:family="paragraph" style:parent-style-name="Table_20_Contents" style:list-style-name="L3">
      <style:text-properties officeooo:paragraph-rsid="000f3e3f"/>
    </style:style>
    <style:style style:name="P22" style:family="paragraph" style:parent-style-name="Table_20_Contents" style:list-style-name="L3">
      <style:text-properties style:font-name="Times New Roman" fo:font-size="12pt" officeooo:rsid="000f3e3f" officeooo:paragraph-rsid="00102ea9" style:font-size-asian="12pt" style:font-size-complex="12pt"/>
    </style:style>
    <style:style style:name="P23" style:family="paragraph">
      <style:paragraph-properties style:writing-mode="lr-tb"/>
    </style:style>
    <style:style style:name="P24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color="#dddddd" fo:font-size="150pt" style:font-size-asian="150pt" style:font-size-complex="15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Arial" fo:font-size="14pt" fo:font-weight="bold" officeooo:rsid="000efb5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imes New Roman" fo:font-size="12pt" officeooo:rsid="000efb5d" style:font-size-asian="12pt" style:font-size-complex="12pt"/>
    </style:style>
    <style:style style:name="T18" style:family="text">
      <style:text-properties style:font-name="Times New Roman" fo:font-size="12pt" officeooo:rsid="000f3e3f" style:font-size-asian="12pt" style:font-size-complex="12pt"/>
    </style:style>
    <style:style style:name="T19" style:family="text">
      <style:text-properties style:font-name="Times New Roman" fo:font-size="12pt" officeooo:rsid="00102ea9" style:font-size-asian="12pt" style:font-size-complex="12pt"/>
    </style:style>
    <style:style style:name="T2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font-weight="bold" officeooo:rsid="000f3e3f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font-weight="bold" officeooo:rsid="000efb5d" style:font-size-asian="12pt" style:font-weight-asian="bold" style:font-size-complex="12pt" style:font-weight-complex="bold"/>
    </style:style>
    <style:style style:name="T23" style:family="text"/>
    <style:style style:name="T24" style:family="text">
      <style:text-properties style:font-name="Times New Roman1" fo:font-size="1pt" style:font-name-asian="Times New Roman1" style:font-name-complex="Times New Roman1"/>
    </style:style>
    <style:style style:name="T25" style:family="text">
      <style:text-properties fo:color="#dddddd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79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451057408128" text:id="ct1404510574081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451057384240" text:id="ct1404510573842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451057366672" text:id="ct1404510573666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451057339968" text:id="ct140451057339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451057367776" text:id="ct1404510573677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451057379936" text:id="ct1404510573799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draw:frame text:anchor-type="paragraph" draw:z-index="2" draw:style-name="gr2" draw:text-style-name="P26" svg:width="8.7768in" svg:height="4.7913in" draw:transform="skewX (5.49181449609752E-017) rotate (1.13446401379631) translate (-0.833333333333333in 5.64583333333333in)"><draw:text-box><text:p text:style-name="P25"><text:span text:style-name="T25">Draft for Comment</text:span></text:p></draw:text-box></draw:frame><text:change text:change-id="ct140451057408128"/><text:change-start text:change-id="ct140451057384240"/>Adopt<text:change-end text:change-id="ct140451057384240"/>ed<text:change-start text:change-id="ct140451057366672"/> as a <text:change-end text:change-id="ct140451057366672"/>NMRA <text:change-start text:change-id="ct140451057339968"/>Standard<text:change-end text:change-id="ct140451057339968"/></text:h>
      </text:section>
      <text:p text:style-name="Standard">The OpenLCB Standard document appended to this cover sheet has been formally adopted as a NMRA Standard by the NMRA Board of Directors on the date shown in the <text:span text:style-name="T16">Adopted</text:span> column in the <text:span text:style-name="T15">Version History</text:span> table below.</text:p>
      <text:h text:style-name="Heading_20_1" text:outline-level="1"><text:change text:change-id="ct140451057367776"/><text:change-start text:change-id="ct140451057379936"/>Version History<text:change-end text:change-id="ct1404510573799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P17">Feb 8, 201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8">Minor grammatical corrections and readability improvements as well as the following specific changes:</text:p>
            <text:list xml:id="list3859143679369582778" text:style-name="L3">
              <text:list-item>
                <text:p text:style-name="P20"><text:span text:style-name="T18">Changed </text:span><text:span text:style-name="T20">4 Physical Interconnection (Normative)</text:span><text:span text:style-name="T18"> to:</text:span></text:p>
                <text:list>
                  <text:list-item>
                    <text:p text:style-name="P20"><text:span text:style-name="T19">change</text:span><text:span text:style-name="T17"> </text:span><text:span text:style-name="T18">pins </text:span><text:span text:style-name="T17">4&amp;5 from "Reserved" to "ALT_L" &amp; "ALT_H"</text:span></text:p>
                  </text:list-item>
                  <text:list-item>
                    <text:p text:style-name="P22">reduce the maximum voltage ratings down from 100V down to 27V on pins 4&amp;5</text:p>
                  </text:list-item>
                </text:list>
              </text:list-item>
              <text:list-item>
                <text:p text:style-name="P20"><text:span text:style-name="T18"><text:s/>Added new </text:span><text:span text:style-name="T21">6 ALT_L / ALT_H</text:span><text:span text:style-name="T18"> section</text:span></text:p>
              </text:list-item>
              <text:list-item>
                <text:p text:style-name="P21"><text:span text:style-name="T17">Added </text:span><text:span text:style-name="T21">6.1 </text:span><text:span text:style-name="T22">DCC Signal</text:span><text:span text:style-name="T17"> section</text:span></text:p>
              </text:list-item>
              <text:list-item>
                <text:p text:style-name="P21"><text:span text:style-name="T17">Added </text:span><text:span text:style-name="T21">9 </text:span><text:span text:style-name="T22">Injection Current (Normative)</text:span><text:span text:style-name="T17"> section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0efb5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9T20:29:19.754986991" text:date-adjust="PT1440H00M00S">Apr 9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451051411312" text:id="ct140451051411312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40451051409872" text:id="ct140451051409872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40451051409632" text:id="ct140451051409632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09T20:29:19.756398294">2/9/2016</text:date></text:span></text:p>
            </text:deletion>
          </text:changed-region>
          <text:changed-region xml:id="ct140451051421376" text:id="ct140451051421376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40451051415600" text:id="ct140451051415600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40451051416656" text:id="ct140451051416656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40451051411312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40451051409872"/><text:change text:change-id="ct140451051409632"/><text:span text:style-name="Page_20_Number"><text:span text:style-name="MT10">Feb </text:span></text:span><text:span text:style-name="Page_20_Number"><text:span text:style-name="MT11">8</text:span></text:span><text:span text:style-name="Page_20_Number"><text:span text:style-name="MT10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4"><text:change text:change-id="ct140451051421376"/><text:span text:style-name="MT12">S-</text:span><text:span text:style-name="MT13">9.</text:span><text:change text:change-id="ct140451051415600"/><text:change-start text:change-id="ct140451051416656"/><text:span text:style-name="MT13">7</text:span><text:change-end text:change-id="ct140451051416656"/><text:span text:style-name="MT13">.1.1</text:span><text:span text:style-name="MT14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5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6</meta:editing-cycles>
    <meta:editing-duration>PT21H19M50S</meta:editing-duration>
    <meta:generator>LibreOffice/4.4.0.3$MacOSX_X86_64 LibreOffice_project/de093506bcdc5fafd9023ee680b8c60e3e0645d7</meta:generator>
    <dc:date>2016-02-09T20:29:19.608511000</dc:date>
    <meta:printed-by>Bob Jacobsen</meta:printed-by>
    <meta:print-date>2010-09-15T08:46:04</meta:print-date>
    <meta:document-statistic meta:table-count="2" meta:image-count="1" meta:object-count="0" meta:page-count="1" meta:paragraph-count="28" meta:word-count="196" meta:character-count="1170" meta:non-whitespace-character-count="999"/>
  </office:meta>
</office:document-meta>
</file>